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4.69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218.44pt"/>
    </style:style>
    <style:style style:name="co6" style:family="table-column">
      <style:table-column-properties fo:break-before="auto" style:column-width="150.49pt"/>
    </style:style>
    <style:style style:name="co7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ote:</text:p>
          </table:table-cell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ming:</text:p>
          </table:table-cell>
          <table:table-cell office:value-type="string" calcext:value-type="string">
            <text:p>take middle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mmit</text:p>
          </table:table-cell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./obj/emu-debug/bin/Matrix -d=512 -p=5 -k=cpu</text:p>
          </table:table-cell>
          <table:table-cell office:value-type="float" office:value="3.092124" calcext:value-type="float">
            <text:p>3.09212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sudo ./obj/qpu-debug/bin/Matrix -d=512 -p=5</text:p>
          </table:table-cell>
          <table:table-cell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./obj/qpu-debug/bin/Matrix -d=512 -p=5 -k=cpu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udo ./obj/qpu-debug/bin/Matrix -d=512 -p=5 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sudo ./obj/qpu-debug/bin/Matrix -d=512 -p=5</text:p>
          </table:table-cell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udo ./obj/qpu-debug/bin/Matrix -d=512 -p=5 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office:value-type="string" calcext:value-type="string">
            <text:p>./obj/qpu-debug/bin/Matrix -d=512 -p=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sudo ./obj/qpu-debug/bin/Matrix -d=512 -p=5</text:p>
          </table:table-cell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./obj/qpu-debug/bin/Matrix -d=512 -p=5 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</table:table>
      <table:table table:name="Platform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Scripts for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Hostname</text:p>
          </table:table-cell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Snapshot Date</text:p>
          </table:table-cell>
          <table:table-cell table:style-name="ce1" office:value-type="string" calcext:value-type="string">
            <text:p>Debian Version</text:p>
          </table:table-cell>
          <table:table-cell table:style-name="ce1" office:value-type="string" calcext:value-type="string">
            <text:p>Kernel version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/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/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/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/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05:31:17.732894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1-27T07:29:51.658843223</dc:date>
    <meta:editing-duration>PT1H25M44S</meta:editing-duration>
    <meta:editing-cycles>9</meta:editing-cycles>
    <meta:generator>LibreOffice/6.1.5.2$Linux_ARM_EABI LibreOffice_project/10$Build-2</meta:generator>
    <meta:document-statistic meta:table-count="2" meta:cell-count="84" meta:object-count="0"/>
  </office:meta>
</office:document-meta>
</file>